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Fixedsys" svg:font-family="Fixedsys"/>
    <style:font-face style:name="FreeSans1" svg:font-family="FreeSans" style:font-family-generic="swiss"/>
    <style:font-face style:name="\u09ae\u09bf\u09a4\u09cd\u09b0" svg:font-family="\u09ae\u09bf\u09a4\u09cd\u09b0"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0.3347in" style:rel-column-width="3276*"/>
    </style:style>
    <style:style style:name="Table1.T" style:family="table-column">
      <style:table-column-properties style:column-width="0.3361in" style:rel-column-width="3291*"/>
    </style:style>
    <style:style style:name="Table1.A1" style:family="table-cell">
      <style:table-cell-properties fo:background-color="#ff0000" fo:padding="0.0382in" fo:border-left="0.05pt solid #000000" fo:border-right="none" fo:border-top="0.05pt solid #000000" fo:border-bottom="0.05pt solid #000000">
        <style:background-image/>
      </style:table-cell-properties>
    </style:style>
    <style:style style:name="Table1.C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left="0.05pt solid #000000" fo:border-right="none" fo:border-top="0.05pt solid #000000" fo:border-bottom="0.05pt solid #000000"/>
    </style:style>
    <style:style style:name="Table1.G1" style:family="table-cell">
      <style:table-cell-properties fo:padding="0.0382in" fo:border-left="0.05pt solid #000000" fo:border-right="none" fo:border-top="0.05pt solid #000000" fo:border-bottom="0.05pt solid #000000"/>
    </style:style>
    <style:style style:name="Table1.H1" style:family="table-cell">
      <style:table-cell-properties fo:padding="0.0382in" fo:border-left="0.05pt solid #000000" fo:border-right="none" fo:border-top="0.05pt solid #000000" fo:border-bottom="0.05pt solid #000000"/>
    </style:style>
    <style:style style:name="Table1.I1" style:family="table-cell">
      <style:table-cell-properties fo:padding="0.0382in" fo:border-left="0.05pt solid #000000" fo:border-right="none" fo:border-top="0.05pt solid #000000" fo:border-bottom="0.05pt solid #000000"/>
    </style:style>
    <style:style style:name="Table1.J1" style:family="table-cell">
      <style:table-cell-properties fo:padding="0.0382in" fo:border-left="0.05pt solid #000000" fo:border-right="none" fo:border-top="0.05pt solid #000000" fo:border-bottom="0.05pt solid #000000"/>
    </style:style>
    <style:style style:name="Table1.M1" style:family="table-cell">
      <style:table-cell-properties fo:padding="0.0382in" fo:border-left="0.05pt solid #000000" fo:border-right="none" fo:border-top="0.05pt solid #000000" fo:border-bottom="0.05pt solid #000000"/>
    </style:style>
    <style:style style:name="Table1.N1" style:family="table-cell">
      <style:table-cell-properties fo:padding="0.0382in" fo:border-left="0.05pt solid #000000" fo:border-right="none" fo:border-top="0.05pt solid #000000" fo:border-bottom="0.05pt solid #000000"/>
    </style:style>
    <style:style style:name="Table1.P1" style:family="table-cell">
      <style:table-cell-properties fo:padding="0.0382in" fo:border-left="0.05pt solid #000000" fo:border-right="none" fo:border-top="0.05pt solid #000000" fo:border-bottom="0.05pt solid #000000"/>
    </style:style>
    <style:style style:name="Table1.Q1" style:family="table-cell">
      <style:table-cell-properties fo:padding="0.0382in" fo:border-left="0.05pt solid #000000" fo:border-right="none" fo:border-top="0.05pt solid #000000" fo:border-bottom="0.05pt solid #000000"/>
    </style:style>
    <style:style style:name="Table1.R1" style:family="table-cell">
      <style:table-cell-properties fo:padding="0.0382in" fo:border-left="0.05pt solid #000000" fo:border-right="none" fo:border-top="0.05pt solid #000000" fo:border-bottom="0.05pt solid #000000"/>
    </style:style>
    <style:style style:name="Table1.T1" style:family="table-cell">
      <style:table-cell-properties fo:background-color="#ff0000" fo:padding="0.0382in" fo:border="0.05pt solid #000000">
        <style:background-image/>
      </style:table-cell-properties>
    </style:style>
    <style:style style:name="P1" style:family="paragraph" style:parent-style-name="Standard">
      <style:text-properties style:font-name="\u09ae\u09bf\u09a4\u09cd\u09b0" fo:font-size="9pt" style:font-size-asian="9pt" style:font-size-complex="9pt"/>
    </style:style>
    <style:style style:name="P2" style:family="paragraph" style:parent-style-name="Table_20_Contents">
      <style:paragraph-properties fo:background-color="#ff0000">
        <style:background-image/>
      </style:paragraph-properties>
    </style:style>
    <style:style style:name="T1" style:family="text">
      <style:text-properties style:font-name="Fixedsys" fo:font-size="8pt" style:font-size-asian="8pt" style:font-size-complex="8pt"/>
    </style:style>
    <style:style style:name="T2" style:family="text">
      <style:text-properties fo:font-size="9pt" style:font-size-asian="9pt" style:font-size-complex="9pt"/>
    </style:style>
    <style:style style:name="T3" style:family="text">
      <style:text-properties style:font-name="\u09ae\u09bf\u09a4\u09cd\u09b0" fo:font-size="9pt" style:font-size-asian="9pt" style:font-size-complex="9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text:bookmark-start text:name="__DdeLink__1_1799026111"/>Consider removing a list of random values from a <text:span text:style-name="T3">FileList&lt;E&gt;</text:span>. This is a common case for <text:span text:style-name="T1">removeAll(Collection&lt;E&gt; c)</text:span> and <text:span text:style-name="T2">retainAll(Collection&lt;E&gt; c)</text:span>. The following array has the remove values highlighted in red.</text:p>
      <text:p text:style-name="Text_20_body"/>
      <table:table table:name="Table1" table:style-name="Table1">
        <table:table-column table:style-name="Table1.A" table:number-columns-repeated="19"/>
        <table:table-column table:style-name="Table1.T"/>
        <table:table-row>
          <table:table-cell table:style-name="Table1.A1" office:value-type="string">
            <text:p text:style-name="Table_20_Contents">0</text:p>
          </table:table-cell>
          <table:table-cell table:style-name="Table1.A1" office:value-type="string">
            <text:p text:style-name="Table_20_Contents">1</text:p>
          </table:table-cell>
          <table:table-cell table:style-name="Table1.R1" office:value-type="string">
            <text:p text:style-name="Table_20_Contents">2</text:p>
          </table:table-cell>
          <table:table-cell table:style-name="Table1.R1" office:value-type="string">
            <text:p text:style-name="Table_20_Contents">3</text:p>
          </table:table-cell>
          <table:table-cell table:style-name="Table1.A1" office:value-type="string">
            <text:p text:style-name="Table_20_Contents">4</text:p>
          </table:table-cell>
          <table:table-cell table:style-name="Table1.A1" office:value-type="string">
            <text:p text:style-name="Table_20_Contents">5</text:p>
          </table:table-cell>
          <table:table-cell table:style-name="Table1.R1" office:value-type="string">
            <text:p text:style-name="Table_20_Contents">6</text:p>
          </table:table-cell>
          <table:table-cell table:style-name="Table1.R1" office:value-type="string">
            <text:p text:style-name="Table_20_Contents">7</text:p>
          </table:table-cell>
          <table:table-cell table:style-name="Table1.R1" office:value-type="string">
            <text:p text:style-name="Table_20_Contents">8</text:p>
          </table:table-cell>
          <table:table-cell table:style-name="Table1.R1" office:value-type="string">
            <text:p text:style-name="Table_20_Contents">9</text:p>
          </table:table-cell>
          <table:table-cell table:style-name="Table1.A1" office:value-type="string">
            <text:p text:style-name="Table_20_Contents">10</text:p>
          </table:table-cell>
          <table:table-cell table:style-name="Table1.A1" office:value-type="string">
            <text:p text:style-name="Table_20_Contents">11</text:p>
          </table:table-cell>
          <table:table-cell table:style-name="Table1.R1" office:value-type="string">
            <text:p text:style-name="Table_20_Contents">12</text:p>
          </table:table-cell>
          <table:table-cell table:style-name="Table1.R1" office:value-type="string">
            <text:p text:style-name="Table_20_Contents">13</text:p>
          </table:table-cell>
          <table:table-cell table:style-name="Table1.A1" office:value-type="string">
            <text:p text:style-name="P2">14</text:p>
          </table:table-cell>
          <table:table-cell table:style-name="Table1.R1" office:value-type="string">
            <text:p text:style-name="Table_20_Contents">15</text:p>
          </table:table-cell>
          <table:table-cell table:style-name="Table1.R1" office:value-type="string">
            <text:p text:style-name="Table_20_Contents">16</text:p>
          </table:table-cell>
          <table:table-cell table:style-name="Table1.R1" office:value-type="string">
            <text:p text:style-name="Table_20_Contents">17</text:p>
          </table:table-cell>
          <table:table-cell table:style-name="Table1.A1" office:value-type="string">
            <text:p text:style-name="Table_20_Contents">18</text:p>
          </table:table-cell>
          <table:table-cell table:style-name="Table1.T1" office:value-type="string">
            <text:p text:style-name="Table_20_Contents">19</text:p>
          </table:table-cell>
        </table:table-row>
      </table:table>
      <text:p text:style-name="Standard"/>
      <text:p text:style-name="Standard"/>
      <text:p text:style-name="Standard"><text:span text:style-name="T3">remove(long index)</text:span> will shift everything from the range <text:span text:style-name="T3">[index+1 to size()]</text:span> by one using <text:span text:style-name="T3">shiftSubList(index+1, size(), -1)</text:span>.</text:p>
      <text:p text:style-name="Standard"/>
      <text:p text:style-name="Standard"><text:span text:style-name="T3">remove(long start, long end)</text:span> uses <text:span text:style-name="T3">shiftSubList(end, size(), end – start).</text:span></text:p>
      <text:p text:style-name="P1"/>
      <text:p text:style-name="Standard">Here is an example of removeAll.</text:p>
      <text:p text:style-name="Standard"/>
      <text:p text:style-name="P1"><text:s text:c="4"/>public boolean removeAll(Collection&lt;E&gt; c) {</text:p>
      <text:p text:style-name="P1"><text:s text:c="8"/>boolean r = true;</text:p>
      <text:p text:style-name="P1"><text:s text:c="8"/>Iterator&lt;E&gt; iterator = c.iterator();</text:p>
      <text:p text:style-name="P1"><text:s text:c="8"/>while (iterator.hasNext()) {</text:p>
      <text:p text:style-name="P1"><text:s text:c="12"/>r &amp;= remove(iterator.next());</text:p>
      <text:p text:style-name="P1"><text:s text:c="8"/>}</text:p>
      <text:p text:style-name="P1"><text:s text:c="8"/>return r;</text:p>
      <text:p text:style-name="P1"><text:s text:c="4"/>}</text:p>
      <text:p text:style-name="Standard"/>
      <text:p text:style-name="Standard"/>
      <text:p text:style-name="Standard">The problem with using the above method is that values in the list are shifted multiple times for each element unless each element is at the end of the list every time.</text:p>
      <text:p text:style-name="Standard"/>
      <text:p text:style-name="Standard">The remove(int start, int end) method could be used to remove each group because it implements shiftSubList. The only thing that needs to be done is finding each group and creating a remove statement.</text:p>
      <text:p text:style-name="Standard">remove 0, 2</text:p>
      <text:p text:style-name="Standard">remove 4, 6</text:p>
      <text:p text:style-name="Standard">remove 10, 12</text:p>
      <text:p text:style-name="Standard">remove 14, 15</text:p>
      <text:p text:style-name="Standard">remove 18, 20</text:p>
      <text:p text:style-name="Standard"/>
      <text:p text:style-name="Standard">This still has the problem of values being moved multiple times but they will be moved less with larger groups of values.</text:p>
      <text:p text:style-name="Standard"/>
      <text:p text:style-name="Standard">Another problem is for each value in the collection you have to get the index and see if it is next to other values in the collection and create a set of ranges for each group. <text:s/>This could be done using a treemap with the start as a key and the end as a value. If the index+1 equals any of the start keys the key should be changed to the new index. If the index equals an end value in the map the end should be set to index+1. Also indexOf is extremely slow in a List because it has to iterate through the list from 0 to the index. This is a start but not good enough.</text:p>
      <text:p text:style-name="Standard"/>
      <text:p text:style-name="Standard">The goal should be to shift down each group we are keeping to the start of the previous remove group.</text:p>
      <text:p text:style-name="Standard"/>
      <text:p text:style-name="Standard">The algorithm in the java api for ArrayList is a good starting point but there is one thing FileList requires. <text:s/>It needs to always use the <text:span text:style-name="T3">shiftSubList(start, end, shift)</text:span> when moving values because this <text:soft-page-break/>is where buffering will be implemented for all the other manipulation methods. The java api method can be used to find the groups that need to be shifted and that is what is important. It also abstracts the method a bit and with a sub method called batchRemove. batchRemove has a complement that will remove the value depending on the value of complement. batchRemove is also used in retainAll so it makes sense to use a complement as both methods are similar.</text:p>
      <text:p text:style-name="Standard"/>
      <text:p text:style-name="Standard">Here is the removeAll method that uses this line of thought.<text:bookmark-end text:name="__DdeLink__1_179902611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Fixedsys" svg:font-family="Fixedsys"/>
    <style:font-face style:name="FreeSans1" svg:font-family="FreeSans" style:font-family-generic="swiss"/>
    <style:font-face style:name="\u09ae\u09bf\u09a4\u09cd\u09b0" svg:font-family="\u09ae\u09bf\u09a4\u09cd\u09b0"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ohn Mercier</meta:initial-creator>
    <meta:creation-date>2013-05-23T18:33:32</meta:creation-date>
    <dc:date>2013-05-25T22:02:23</dc:date>
    <dc:creator>John Mercier</dc:creator>
    <meta:editing-duration>PT7M59S</meta:editing-duration>
    <meta:editing-cycles>2</meta:editing-cycles>
    <meta:generator>LibreOffice/3.5$Linux_X86_64 LibreOffice_project/350m1$Build-2</meta:generator>
    <meta:document-statistic meta:table-count="1" meta:image-count="0" meta:object-count="0" meta:page-count="2" meta:paragraph-count="44" meta:word-count="476" meta:character-count="2632" meta:non-whitespace-character-count="2138"/>
  </office:meta>
</office:document-meta>
</file>